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position="super 58%" style:text-underline-style="none"/>
    </style:style>
    <style:style style:name="T9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6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7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To urge youths to attend service/</text:p>
      <text:p text:style-name="P2">during Omer time./</text:p>
      <text:p text:style-name="P2"/>
      <text:p text:style-name="P3">[Page 1]</text:p>
      <text:p text:style-name="P3">Brethren! <text:s/>On Sunday last, on announcing the hour of/ service for the week, I expressed the desire that during the/ period intervening between the end of Passover and the festival/ of Pentecost, the requisite number with whom to hold divine/ service every evening might not be lacking. <text:s/>That wish, however, has/ thus far been unfulfilled; hence I venture to give it utterance/ once more. <text:s/>I can readily understand the <text:span text:style-name="T2">motive [?]</text:span><text:span text:style-name="T5"> causes which/ </text:span><text:span text:style-name="T2">they against</text:span><text:span text:style-name="T5"> hinder the assembling of our people </text:span><text:span text:style-name="T2">in this country</text:span><text:span text:style-name="T5"> here for/ devotional purposes on working days, and it would be un-/-reasonable in me, who appreciate those motives, to persistently/ ask for what is not feasible, or, for that which, at least,/ presents serious difficulties. <text:s/>When Israelites, connected/ with the congregation, resided nearer to the then existing/ synagogue, then attending it daily </text:span><text:span text:style-name="T2">when</text:span><text:span text:style-name="T5"> at the season of counting Omer/ did not </text:span><text:span text:style-name="T2">involve</text:span><text:span text:style-name="T5"> occasion fatigue, nor the disturbing of domestic ar-/-rangements. <text:s/>After the evening meal, some among/ my coreligionists joined me in prayers that last a very/ short time. <text:s/>But now </text:span><text:span text:style-name="T2">those</text:span><text:span text:style-name="T5"> the men of our faith, scattered through/ this extensive city, having reached their distant home, at/ the end of a day's labor, feel naturally inclined to remain/ </text:span></text:p>
      <text:p text:style-name="P3"><text:span text:style-name="T5"/></text:p>
      <text:p text:style-name="P3"><text:span text:style-name="T5">[Page 2]</text:span></text:p>
      <text:p text:style-name="P3"><text:span text:style-name="T5">among the family circle. <text:s/>And I, admitting the/ claims of the </text:span><text:span text:style-name="T2">syna</text:span><text:span text:style-name="T5"> house of God to our personal efforts,/ </text:span><text:soft-page-break/><text:span text:style-name="T5">consider it righteousness likewise to give the house in/ which one's children live the benefit of the presence of its/ head and mine support. <text:s/>Would his presence </text:span><text:span text:style-name="T2">exercised</text:span><text:span text:style-name="T5"> promoted/ always a beneficial end! <text:s/>Would it exercised a happy/ influence! <text:s/>Not even for the sake of securing public/ worship would I induce a parent to withdraw from holy/ surroundings. <text:s/>Yet, I am anxious to prevent an old-/established usage of our religion to full altogether into disuse;/ specially so because when we discontinue </text:span><text:span text:style-name="T2">it</text:span><text:span text:style-name="T5"> the practice, it/ becomes virtually extinct; for we are those who have alone/ kept it in force. <text:s/>Formerly, there could be found/ </text:span><text:span text:style-name="T2">some</text:span><text:span text:style-name="T5"> individuals of our persuasion so situated that their daily attendance/ at the synagogue did not clash with other duties, and/ they seemed to derive pleasure from being enabled to/ complete the necessary number. <text:s/>But most of them/ have gone to their long home, and their departure has/ left quite a gap in our midst. <text:s/>To whom shall I/ then turn for cooperation in my endeavours to fill up/ that void? <text:s/>I know of none who can better give/ me assistance on that score than our young brethren/ who have within late years assumed the performance/ </text:span></text:p>
      <text:p text:style-name="P3"><text:span text:style-name="T5"/></text:p>
      <text:p text:style-name="P3"><text:span text:style-name="T5">[Page 3]</text:span></text:p>
      <text:p text:style-name="P3"><text:span text:style-name="T5">of our religious ordinance; I mean, our numerous Bar/ Mitzvah lads. <text:s/>They might devote a half hour at the/ closing of the day to the continuance of one of our obser-/-vances, even if by so acting they would be compelled to/ set up later than ordinarily, or to rise earlier, in order to/ finish their school task. <text:s/>It is a slight free-will offering to the/ belief with which they have been initiated, and I crave/ it at their hands as an evidence of their willingness to/ profit by the privilege obtained of being deemed qualified/ to the help in holding up the national worship. <text:s/>I verily/ think that if some who can reach this sacred spot in a/ few moments, told their companions the character of/ their errand in the evenings of this season, and in the month/ preceding the </text:span><text:span text:style-name="T2">[?]</text:span><text:span text:style-name="T5"> Jewish New Year, many might fall in the/ line, and I would not have any further cause for/ waiting, often in vain, till one or two needed, came to/ complete the number ten. <text:s/>For, example is contagious,/ </text:span><text:span text:style-name="T2">a</text:span><text:span text:style-name="T5"> in good not less than in evil purposes. <text:s/>Youths will/ copy </text:span><text:span text:style-name="T2">one an</text:span><text:span text:style-name="T5"> each other in almost every habit, so that we will/ be likely to see those who </text:span><text:span text:style-name="T2">as</text:span><text:span text:style-name="T5"> associate with the piously-/</text:span></text:p>
      <text:p text:style-name="P3"><text:span text:style-name="T5"/></text:p>
      <text:p text:style-name="P3"><text:span text:style-name="T5">[Page 4]</text:span></text:p>
      <text:p text:style-name="P3"><text:span text:style-name="T5">inclined grow devout, whereas such </text:span><text:span text:style-name="T2">who</text:span><text:span text:style-name="T5"> as make friends/ with the heedless and ungodly, will show the effect/ of that baneful circumstance in their general conduct./ <text:s/>I therefore call now upon the good, who, I trust are/ not rare among my young hearers. <text:s/>I call upon them to/ make the exertion </text:span><text:span text:style-name="T2">of</text:span><text:span text:style-name="T5"> I crave for, in the anticipation that their/ demeanour will be largely imitated. <text:s/>Specially I address/ myself to him who has stood in your presence this morning./ <text:s/>For with that Jewish lad I am intimately acquainted, and/ long have I watched his behaviour. <text:s/>To him will I therefore speak of a subject which concerns me as well as himself. <text:s/>My dear young/ brother! <text:s/>Today you must </text:span><text:span text:style-name="T2">trod</text:span><text:span text:style-name="T5"> take leave of childhood, and press/ onward to the path of manhood. <text:s/>Light manners in/ the house of God, the </text:span><text:span text:style-name="T2">leaving</text:span><text:span text:style-name="T5"> going away and returning at pleasure/ while in it,--a practice indulged in by some of your/ coevals--, must be discarded by you from now and hence-/-forward, as unbecoming of a son of Israel, who has made/ public confession of his belief. <text:s/>In some old synagogues/ a Rabbinical motto is inscribed over the tablets of the/ ten commandments, </text:span><text:span text:style-name="T2">standing above</text:span><text:span text:style-name="T5"> placed above the holy Ark. <text:s/>It/ reads so. <text:s/>"Know before whom thou standest." <text:s/>And in/ the book of books it is written "serve ye the Lord with/ fear". <text:s/>Immediately as you bend your head at the/ entrance of this consecrated building, let the knowledge/</text:span></text:p>
      <text:p text:style-name="P3"><text:span text:style-name="T5"/></text:p>
      <text:p text:style-name="P3"><text:span text:style-name="T5">[Page 5]</text:span></text:p>
      <text:p text:style-name="P3"><text:span text:style-name="T5">of the all-present Lord who </text:span><text:span text:style-name="T2">presi</text:span><text:span text:style-name="T5"> promised to be/ with us and bless us, wherever His holy name is mentioned,/ occupy your thoughts, to the exclusion of all foreign ideas./ <text:s/>You will be certain then not to break any of the rules/ of propriety. <text:s/>I said that the topic interests me/ also; and that because the censurable habits and/ attitude of those of your age in the synagogue has been/ commented on, and </text:span><text:span text:style-name="T2">have been</text:span><text:span text:style-name="T5"> shown as an illustration/ of my incompetency to enforce decorum, and that degree/ of solemnity which ought to exist in our assemblages./ <text:s/>But besides your displaying a praise-worthy </text:span><text:soft-page-break/><text:span text:style-name="T5">conduct/ during the worship, you should attend it regularly and/ punctually, for a reason additional to that which/ other youths have for doing so. <text:s/>You have mentioned/ to me, that your parents design to withdraw you from/ the School, wherein you have learnt the rudiments of the/ sacred tongue,--of that language which more than any/ other tie has bound strongly together the scattered members/ of our race; and that they wish you thus early to aid them/ in their </text:span><text:span text:style-name="T2">earl</text:span><text:span text:style-name="T5"> daily pursuits. <text:s/>Well, then, the Synagogue/ must serve you a double purpose. <text:s/>It must be the means/ of your communing with the Lord, and also the agency/ of your learning better the language in which national entreaties/</text:span></text:p>
      <text:p text:style-name="P3"><text:span text:style-name="T5"/></text:p>
      <text:p text:style-name="P3"><text:span text:style-name="T5">[Page 6]</text:span></text:p>
      <text:p text:style-name="P3"><text:span text:style-name="T5">are poured forth. <text:s/>Try to follow the Reader; and/ listen attentively to the section of the week, from the/ five books of Moses. <text:s/>If I am not saying what/ may savor of arrogance, I will assert that </text:span><text:span text:style-name="T6">that</text:span><text:span text:style-name="T7"> will/ be an excellent exercise, and by it you will acquire/ the facility to mingle your voice with that of your bre-/-thren in </text:span><text:span text:style-name="T3">singing</text:span><text:span text:style-name="T7"> rehearsing correctly the Psalms of our David, and/ the compilation of our Ezra. <text:s/>Follow the advice which/ is now offered from disinterested and kindly motives./ <text:s/>Aid me in a holy task; and let me exhort you to/ look upon this day as very important so that its impression may be </text:span><text:span text:style-name="T3">very</text:span><text:span text:style-name="T7"> lasting, and; </text:span><text:span text:style-name="T3">without</text:span><text:span text:style-name="T7"> whenever/ you recall it, you may feel as if you had taken a/ pledge upon it to practice justice and righteousness/ towards all your fellow-travellers[sic!] in this pilgrimage/ of life, and to consistently abide by the peculiar di-/-rections whose observance is binding upon our race,/ as the chosen witnesses of the One God, and the/ standard-bearers of <text:s/>His truths. <text:s/>May you also/ experience that one day in these courts is better than a/ thousand elsewhere; you quaff at the pure waters/</text:span></text:p>
      <text:p text:style-name="P3"><text:span text:style-name="T7"/></text:p>
      <text:p text:style-name="P3"><text:span text:style-name="T7">[Page 7]</text:span></text:p>
      <text:p text:style-name="P3"><text:span text:style-name="T7">gushing forth from the dwelling of your Lord, even/ the habitation of His Divinity. <text:s/>And may the/ eyes of the Almighty be open continually upon it by day/ and by night, that no mishaps may occur. <text:s/>May/ the schemes of the wicked be thwarted, and their evil/ machinations come at naught. <text:s/>Grant O Lord that/ the </text:span><text:span text:style-name="T3">place</text:span><text:span text:style-name="T7"> spot in which we gather to offer Thee adoration/ may not again be the scene of plunder. <text:s/>(The Synagogue/ in 7</text:span><text:span text:style-name="T8">th</text:span><text:span text:style-name="T9"> St having been robbed of several Sepharim-cloaks, belts &amp;c/ &amp;c on the night of 27</text:span><text:span text:style-name="T8">th</text:span><text:span text:style-name="T9"> Nissan 636). <text:s/>May the hand/ of liberality, restore in its ful</text:span><text:span text:style-name="T4">l</text:span><text:span text:style-name="T9">ness[sic!] what the hand/ of iniquity has taken away. <text:s/>Breathe into the/ attendants at this Synagogue, a spirit of generosity/ and they will enrich it with their free-will offerings./ <text:s/>And may the prophecy concerning the second Temple be/ verified likewise about our minor Sanctuary; namely/ </text:span><text:span text:style-name="T4">that the glory of the</text:span><text:span text:style-name="T9"> "I will fill this house with glory saith the Lord of hosts" the/ sliver is mine, and the gold is mine,......and to this/ place will I give peace." <text:s/>So may it be, and let us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5:04:08.11</meta:creation-date>
    <meta:document-statistic meta:table-count="0" meta:image-count="0" meta:object-count="0" meta:page-count="4" meta:paragraph-count="77" meta:word-count="1667" meta:character-count="9955"/>
    <dc:date>2013-02-14T15:52:07.14</dc:date>
    <meta:editing-duration>PT8S</meta:editing-duration>
    <meta:editing-cycles>1</meta:editing-cycles>
    <meta:generator>OpenOffice.org/3.4.1$Win32 OpenOffice.org_project/341m1$Build-9593</meta:generator>
  </office:meta>
</office:document-meta>
</file>